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98cm"/>
    </style:style>
    <style:style style:name="co8" style:family="table-column">
      <style:table-column-properties fo:break-before="auto" style:column-width="1.87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1.956cm"/>
    </style:style>
    <style:style style:name="co11" style:family="table-column">
      <style:table-column-properties fo:break-before="auto" style:column-width="3.062cm"/>
    </style:style>
    <style:style style:name="co12" style:family="table-column">
      <style:table-column-properties fo:break-before="auto" style:column-width="3.147cm"/>
    </style:style>
    <style:style style:name="co13" style:family="table-column">
      <style:table-column-properties fo:break-before="auto" style:column-width="3.6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297cm"/>
    </style:style>
    <style:style style:name="co16" style:family="table-column">
      <style:table-column-properties fo:break-before="auto" style:column-width="2.3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Tahom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" fo:font-size="10pt" style:font-size-asian="10pt" style:font-size-complex="1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</office:automatic-styles>
  <office:body>
    <office:spreadsheet>
      <table:table table:name="lente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4" table:number-columns-repeated="4" table:default-cell-style-name="ce1"/>
        <table:table-column table:style-name="co16" table:default-cell-style-name="ce1"/>
        <table:table-column table:style-name="co14" table:number-columns-repeated="997" table:default-cell-style-name="ce1"/>
        <table:table-row table:style-name="ro1" table:number-rows-repeated="2">
          <table:table-cell table:number-columns-repeated="21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5"/>
          <table:table-cell table:style-name="ce6"/>
          <table:table-cell table:number-columns-repeated="15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5"/>
          <table:table-cell table:style-name="ce6"/>
          <table:table-cell table:number-columns-repeated="15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5"/>
          <table:table-cell table:style-name="ce6"/>
          <table:table-cell table:number-columns-repeated="15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001"/>
        </table:table-row>
        <table:table-row table:style-name="ro1">
          <table:table-cell table:number-columns-repeated="5"/>
          <table:table-cell table:style-name="ce7" office:value-type="string" table:number-columns-spanned="8" table:number-rows-spanned="1">
            <text:p>X=XMIN+(XMAX-XMIN)*(Y-YMIN)/(YMAX-YMIN)</text:p>
          </table:table-cell>
          <table:covered-table-cell table:number-columns-repeated="7"/>
          <table:table-cell table:number-columns-repeated="8"/>
          <table:table-cell table:style-name="ce6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ce6" table:number-columns-repeated="2"/>
          <table:table-cell table:number-columns-repeated="1001"/>
        </table:table-row>
        <table:table-row table:style-name="ro2">
          <table:table-cell table:number-columns-repeated="6"/>
          <table:table-cell table:style-name="ce8" office:value-type="string" table:number-columns-spanned="6" table:number-rows-spanned="1">
            <text:p>Linijine aproksimacija</text:p>
          </table:table-cell>
          <table:covered-table-cell table:number-columns-repeated="2" table:style-name="ce8"/>
          <table:covered-table-cell table:number-columns-repeated="3" table:style-name="ce3"/>
          <table:table-cell/>
          <table:table-cell table:style-name="ce6" office:value-type="string" table:number-columns-spanned="3" table:number-rows-spanned="1">
            <text:p>Nelinijine aproksimacija</text:p>
          </table:table-cell>
          <table:covered-table-cell table:number-columns-repeated="2"/>
          <table:table-cell table:number-columns-repeated="5"/>
          <table:table-cell table:style-name="ce6" table:number-columns-repeated="2"/>
          <table:table-cell table:number-columns-repeated="1001"/>
        </table:table-row>
        <table:table-row table:style-name="ro1">
          <table:table-cell table:style-name="ce2" office:value-type="string" table:number-columns-spanned="4" table:number-rows-spanned="1">
            <text:p>ADC</text:p>
          </table:table-cell>
          <table:covered-table-cell table:number-columns-repeated="2" table:style-name="ce2"/>
          <table:covered-table-cell table:style-name="ce4"/>
          <table:table-cell table:style-name="ce4"/>
          <table:table-cell/>
          <table:table-cell table:style-name="ce2" office:value-type="string" table:number-columns-spanned="3" table:number-rows-spanned="1">
            <text:p>X1</text:p>
          </table:table-cell>
          <table:covered-table-cell table:number-columns-repeated="2" table:style-name="ce10"/>
          <table:table-cell table:style-name="ce2" office:value-type="string" table:number-columns-spanned="3" table:number-rows-spanned="1">
            <text:p>X2</text:p>
          </table:table-cell>
          <table:covered-table-cell table:number-columns-repeated="2" table:style-name="ce3"/>
          <table:table-cell/>
          <table:table-cell table:style-name="ce8" office:value-type="string" table:number-columns-spanned="1" table:number-rows-spanned="2">
            <text:p>RPM(%)</text:p>
          </table:table-cell>
          <table:table-cell table:style-name="ce6" office:value-type="string" table:number-columns-spanned="2" table:number-rows-spanned="1">
            <text:p>RPM</text:p>
          </table:table-cell>
          <table:covered-table-cell/>
          <table:table-cell table:number-columns-repeated="5"/>
          <table:table-cell table:style-name="ce6" table:number-columns-repeated="2"/>
          <table:table-cell table:number-columns-repeated="3"/>
          <table:table-cell table:style-name="ce6"/>
          <table:table-cell table:number-columns-repeated="997"/>
        </table:table-row>
        <table:table-row table:style-name="ro1">
          <table:table-cell table:style-name="ce2" office:value-type="string">
            <text:p>%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val</text:p>
          </table:table-cell>
          <table:table-cell table:style-name="ce2"/>
          <table:table-cell table:style-name="ce8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v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val</text:p>
          </table:table-cell>
          <table:table-cell table:style-name="ce8"/>
          <table:covered-table-cell/>
          <table:table-cell table:style-name="ce3" office:value-type="float" office:value="150">
            <text:p>150</text:p>
          </table:table-cell>
          <table:table-cell table:style-name="ce3" office:value-type="float" office:value="200">
            <text:p>200</text:p>
          </table:table-cell>
          <table:table-cell office:value-type="string">
            <text:p>← RPM_MAX</text:p>
          </table:table-cell>
          <table:table-cell table:number-columns-repeated="1007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6])/100" office:value-type="float" office:value="10.24">
            <text:p>1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6]+([.H16]-[.G16])*([.D16]-[.B16])/([.C16]-[.B16])" office:value-type="float" office:value="1.5014662756598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1429">
            <text:p>0,14</text:p>
          </table:table-cell>
          <table:table-cell table:style-name="ce9" table:formula="of:=([.O14]*[.N16])/100" office:value-type="float" office:value="0.21435">
            <text:p>0</text:p>
          </table:table-cell>
          <table:table-cell table:style-name="ce9" table:formula="of:=([.P14]*[.N16])/100" office:value-type="float" office:value="0.2858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7])/100" office:value-type="float" office:value="20.48">
            <text:p>2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7]+([.H17]-[.G17])*([.D17]-[.B17])/([.C17]-[.B17])" office:value-type="float" office:value="3.00293255131965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2854">
            <text:p>0,29</text:p>
          </table:table-cell>
          <table:table-cell table:style-name="ce9" table:formula="of:=([.O14]*[.N17])/100" office:value-type="float" office:value="0.4281">
            <text:p>0</text:p>
          </table:table-cell>
          <table:table-cell table:style-name="ce9" table:formula="of:=([.P14]*[.N17])/100" office:value-type="float" office:value="0.5708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8])/100" office:value-type="float" office:value="30.72">
            <text:p>3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8]+([.H18]-[.G18])*([.D18]-[.B18])/([.C18]-[.B18])" office:value-type="float" office:value="4.50439882697947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427">
            <text:p>0,43</text:p>
          </table:table-cell>
          <table:table-cell table:style-name="ce9" table:formula="of:=([.O14]*[.N18])/100" office:value-type="float" office:value="0.6405">
            <text:p>1</text:p>
          </table:table-cell>
          <table:table-cell table:style-name="ce9" table:formula="of:=([.P14]*[.N18])/100" office:value-type="float" office:value="0.854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9])/100" office:value-type="float" office:value="40.96">
            <text:p>4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9]+([.H19]-[.G19])*([.D19]-[.B19])/([.C19]-[.B19])" office:value-type="float" office:value="6.0058651026393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5675">
            <text:p>0,57</text:p>
          </table:table-cell>
          <table:table-cell table:style-name="ce9" table:formula="of:=([.O14]*[.N19])/100" office:value-type="float" office:value="0.85125">
            <text:p>1</text:p>
          </table:table-cell>
          <table:table-cell table:style-name="ce9" table:formula="of:=([.P14]*[.N19])/100" office:value-type="float" office:value="1.135">
            <text:p>1</text:p>
          </table:table-cell>
          <table:table-cell table:number-columns-repeated="100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0])/100" office:value-type="float" office:value="51.2">
            <text:p>5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0]+([.H20]-[.G20])*([.D20]-[.B20])/([.C20]-[.B20])" office:value-type="float" office:value="7.50733137829912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7067">
            <text:p>0,71</text:p>
          </table:table-cell>
          <table:table-cell table:style-name="ce9" table:formula="of:=([.O14]*[.N20])/100" office:value-type="float" office:value="1.06005">
            <text:p>1</text:p>
          </table:table-cell>
          <table:table-cell table:style-name="ce9" table:formula="of:=([.P14]*[.N20])/100" office:value-type="float" office:value="1.4134">
            <text:p>1</text:p>
          </table:table-cell>
          <table:table-cell table:number-columns-repeated="4"/>
          <table:table-cell table:style-name="ce3" office:value-type="string" table:number-columns-spanned="2" table:number-rows-spanned="1">
            <text:p>RPM:</text:p>
          </table:table-cell>
          <table:covered-table-cell/>
          <table:table-cell table:number-columns-repeated="100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1])/100" office:value-type="float" office:value="61.44">
            <text:p>6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1]+([.H21]-[.G21])*([.D21]-[.B21])/([.C21]-[.B21])" office:value-type="float" office:value="9.00879765395895">
            <text:p>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8446">
            <text:p>0,84</text:p>
          </table:table-cell>
          <table:table-cell table:style-name="ce9" table:formula="of:=([.O14]*[.N21])/100" office:value-type="float" office:value="1.2669">
            <text:p>1</text:p>
          </table:table-cell>
          <table:table-cell table:style-name="ce9" table:formula="of:=([.P14]*[.N21])/100" office:value-type="float" office:value="1.6892">
            <text:p>2</text:p>
          </table:table-cell>
          <table:table-cell table:number-columns-repeated="4"/>
          <table:table-cell table:style-name="ce3" office:value-type="float" office:value="200" table:number-columns-spanned="2" table:number-rows-spanned="1">
            <text:p>200</text:p>
          </table:table-cell>
          <table:covered-table-cell/>
          <table:table-cell table:formula="of:=([.U21]*100)/200" office:value-type="float" office:value="100">
            <text:p>100</text:p>
          </table:table-cell>
          <table:table-cell table:formula="of:=60/[.U21]" office:value-type="float" office:value="0.3">
            <text:p>0,3</text:p>
          </table:table-cell>
          <table:table-cell table:number-columns-repeated="100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2])/100" office:value-type="float" office:value="71.68">
            <text:p>7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2]+([.H22]-[.G22])*([.D22]-[.B22])/([.C22]-[.B22])" office:value-type="float" office:value="10.5102639296188">
            <text:p>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0.9812">
            <text:p>0,98</text:p>
          </table:table-cell>
          <table:table-cell table:style-name="ce9" table:formula="of:=([.O14]*[.N22])/100" office:value-type="float" office:value="1.4718">
            <text:p>1</text:p>
          </table:table-cell>
          <table:table-cell table:style-name="ce9" table:formula="of:=([.P14]*[.N22])/100" office:value-type="float" office:value="1.9624">
            <text:p>2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3])/100" office:value-type="float" office:value="81.92">
            <text:p>8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3]+([.H23]-[.G23])*([.D23]-[.B23])/([.C23]-[.B23])" office:value-type="float" office:value="12.0117302052786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1169">
            <text:p>1,12</text:p>
          </table:table-cell>
          <table:table-cell table:style-name="ce9" table:formula="of:=([.O14]*[.N23])/100" office:value-type="float" office:value="1.67535">
            <text:p>2</text:p>
          </table:table-cell>
          <table:table-cell table:style-name="ce9" table:formula="of:=([.P14]*[.N23])/100" office:value-type="float" office:value="2.2338">
            <text:p>2</text:p>
          </table:table-cell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4])/100" office:value-type="float" office:value="92.16">
            <text:p>9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4]+([.H24]-[.G24])*([.D24]-[.B24])/([.C24]-[.B24])" office:value-type="float" office:value="13.5131964809384">
            <text:p>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2519">
            <text:p>1,25</text:p>
          </table:table-cell>
          <table:table-cell table:style-name="ce9" table:formula="of:=([.O14]*[.N24])/100" office:value-type="float" office:value="1.87785">
            <text:p>2</text:p>
          </table:table-cell>
          <table:table-cell table:style-name="ce9" table:formula="of:=([.P14]*[.N24])/100" office:value-type="float" office:value="2.5038">
            <text:p>3</text:p>
          </table:table-cell>
          <table:table-cell table:number-columns-repeated="100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5])/100" office:value-type="float" office:value="102.4">
            <text:p>10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5]+([.H25]-[.G25])*([.D25]-[.B25])/([.C25]-[.B25])" office:value-type="float" office:value="15.0146627565982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3867">
            <text:p>1,39</text:p>
          </table:table-cell>
          <table:table-cell table:style-name="ce9" table:formula="of:=([.O14]*[.N25])/100" office:value-type="float" office:value="2.08005">
            <text:p>2</text:p>
          </table:table-cell>
          <table:table-cell table:style-name="ce9" table:formula="of:=([.P14]*[.N25])/100" office:value-type="float" office:value="2.7734">
            <text:p>3</text:p>
          </table:table-cell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6])/100" office:value-type="float" office:value="112.64">
            <text:p>11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6]+([.H26]-[.G26])*([.D26]-[.B26])/([.C26]-[.B26])" office:value-type="float" office:value="16.5161290322581">
            <text:p>1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5217">
            <text:p>1,52</text:p>
          </table:table-cell>
          <table:table-cell table:style-name="ce9" table:formula="of:=([.O14]*[.N26])/100" office:value-type="float" office:value="2.28255">
            <text:p>2</text:p>
          </table:table-cell>
          <table:table-cell table:style-name="ce9" table:formula="of:=([.P14]*[.N26])/100" office:value-type="float" office:value="3.0434">
            <text:p>3</text:p>
          </table:table-cell>
          <table:table-cell table:number-columns-repeated="100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7])/100" office:value-type="float" office:value="122.88">
            <text:p>12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7]+([.H27]-[.G27])*([.D27]-[.B27])/([.C27]-[.B27])" office:value-type="float" office:value="18.0175953079179">
            <text:p>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6576">
            <text:p>1,66</text:p>
          </table:table-cell>
          <table:table-cell table:style-name="ce9" table:formula="of:=([.O14]*[.N27])/100" office:value-type="float" office:value="2.4864">
            <text:p>2</text:p>
          </table:table-cell>
          <table:table-cell table:style-name="ce9" table:formula="of:=([.P14]*[.N27])/100" office:value-type="float" office:value="3.3152">
            <text:p>3</text:p>
          </table:table-cell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8])/100" office:value-type="float" office:value="133.12">
            <text:p>13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8]+([.H28]-[.G28])*([.D28]-[.B28])/([.C28]-[.B28])" office:value-type="float" office:value="19.5190615835777">
            <text:p>2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7949">
            <text:p>1,79</text:p>
          </table:table-cell>
          <table:table-cell table:style-name="ce9" table:formula="of:=([.O14]*[.N28])/100" office:value-type="float" office:value="2.69235">
            <text:p>3</text:p>
          </table:table-cell>
          <table:table-cell table:style-name="ce9" table:formula="of:=([.P14]*[.N28])/100" office:value-type="float" office:value="3.5898">
            <text:p>4</text:p>
          </table:table-cell>
          <table:table-cell table:number-columns-repeated="100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29])/100" office:value-type="float" office:value="143.36">
            <text:p>14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29]+([.H29]-[.G29])*([.D29]-[.B29])/([.C29]-[.B29])" office:value-type="float" office:value="21.0205278592375">
            <text:p>2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.9344">
            <text:p>1,93</text:p>
          </table:table-cell>
          <table:table-cell table:style-name="ce9" table:formula="of:=([.O14]*[.N29])/100" office:value-type="float" office:value="2.9016">
            <text:p>3</text:p>
          </table:table-cell>
          <table:table-cell table:style-name="ce9" table:formula="of:=([.P14]*[.N29])/100" office:value-type="float" office:value="3.8688">
            <text:p>4</text:p>
          </table:table-cell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0])/100" office:value-type="float" office:value="153.6">
            <text:p>15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0]+([.H30]-[.G30])*([.D30]-[.B30])/([.C30]-[.B30])" office:value-type="float" office:value="22.5219941348974">
            <text:p>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.0767">
            <text:p>2,08</text:p>
          </table:table-cell>
          <table:table-cell table:style-name="ce9" table:formula="of:=([.O14]*[.N30])/100" office:value-type="float" office:value="3.11505">
            <text:p>3</text:p>
          </table:table-cell>
          <table:table-cell table:style-name="ce9" table:formula="of:=([.P14]*[.N30])/100" office:value-type="float" office:value="4.1534">
            <text:p>4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1])/100" office:value-type="float" office:value="163.84">
            <text:p>16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1]+([.H31]-[.G31])*([.D31]-[.B31])/([.C31]-[.B31])" office:value-type="float" office:value="24.0234604105572">
            <text:p>2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.2226">
            <text:p>2,22</text:p>
          </table:table-cell>
          <table:table-cell table:style-name="ce9" table:formula="of:=([.O14]*[.N31])/100" office:value-type="float" office:value="3.3339">
            <text:p>3</text:p>
          </table:table-cell>
          <table:table-cell table:style-name="ce9" table:formula="of:=([.P14]*[.N31])/100" office:value-type="float" office:value="4.4452">
            <text:p>4</text:p>
          </table:table-cell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2])/100" office:value-type="float" office:value="174.08">
            <text:p>17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2]+([.H32]-[.G32])*([.D32]-[.B32])/([.C32]-[.B32])" office:value-type="float" office:value="25.524926686217">
            <text:p>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.3728">
            <text:p>2,37</text:p>
          </table:table-cell>
          <table:table-cell table:style-name="ce9" table:formula="of:=([.O14]*[.N32])/100" office:value-type="float" office:value="3.5592">
            <text:p>4</text:p>
          </table:table-cell>
          <table:table-cell table:style-name="ce9" table:formula="of:=([.P14]*[.N32])/100" office:value-type="float" office:value="4.7456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3])/100" office:value-type="float" office:value="184.32">
            <text:p>18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3]+([.H33]-[.G33])*([.D33]-[.B33])/([.C33]-[.B33])" office:value-type="float" office:value="27.0263929618768">
            <text:p>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.5281">
            <text:p>2,53</text:p>
          </table:table-cell>
          <table:table-cell table:style-name="ce9" table:formula="of:=([.O14]*[.N33])/100" office:value-type="float" office:value="3.79215">
            <text:p>4</text:p>
          </table:table-cell>
          <table:table-cell table:style-name="ce9" table:formula="of:=([.P14]*[.N33])/100" office:value-type="float" office:value="5.0562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4])/100" office:value-type="float" office:value="194.56">
            <text:p>19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4]+([.H34]-[.G34])*([.D34]-[.B34])/([.C34]-[.B34])" office:value-type="float" office:value="28.5278592375367">
            <text:p>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.6893">
            <text:p>2,69</text:p>
          </table:table-cell>
          <table:table-cell table:style-name="ce9" table:formula="of:=([.O14]*[.N34])/100" office:value-type="float" office:value="4.03395">
            <text:p>4</text:p>
          </table:table-cell>
          <table:table-cell table:style-name="ce9" table:formula="of:=([.P14]*[.N34])/100" office:value-type="float" office:value="5.3786">
            <text:p>5</text:p>
          </table:table-cell>
          <table:table-cell table:number-columns-repeated="100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5])/100" office:value-type="float" office:value="204.8">
            <text:p>20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5]+([.H35]-[.G35])*([.D35]-[.B35])/([.C35]-[.B35])" office:value-type="float" office:value="30.0293255131965">
            <text:p>3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.8571">
            <text:p>2,86</text:p>
          </table:table-cell>
          <table:table-cell table:style-name="ce9" table:formula="of:=([.O14]*[.N35])/100" office:value-type="float" office:value="4.28565">
            <text:p>4</text:p>
          </table:table-cell>
          <table:table-cell table:style-name="ce9" table:formula="of:=([.P14]*[.N35])/100" office:value-type="float" office:value="5.7142">
            <text:p>6</text:p>
          </table:table-cell>
          <table:table-cell table:number-columns-repeated="100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6])/100" office:value-type="float" office:value="215.04">
            <text:p>21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6]+([.H36]-[.G36])*([.D36]-[.B36])/([.C36]-[.B36])" office:value-type="float" office:value="31.5307917888563">
            <text:p>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.0324">
            <text:p>3,03</text:p>
          </table:table-cell>
          <table:table-cell table:style-name="ce9" table:formula="of:=([.O14]*[.N36])/100" office:value-type="float" office:value="4.5486">
            <text:p>5</text:p>
          </table:table-cell>
          <table:table-cell table:style-name="ce9" table:formula="of:=([.P14]*[.N36])/100" office:value-type="float" office:value="6.0648">
            <text:p>6</text:p>
          </table:table-cell>
          <table:table-cell table:number-columns-repeated="100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7])/100" office:value-type="float" office:value="225.28">
            <text:p>22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7]+([.H37]-[.G37])*([.D37]-[.B37])/([.C37]-[.B37])" office:value-type="float" office:value="33.0322580645161">
            <text:p>3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.2158">
            <text:p>3,22</text:p>
          </table:table-cell>
          <table:table-cell table:style-name="ce9" table:formula="of:=([.O14]*[.N37])/100" office:value-type="float" office:value="4.8237">
            <text:p>5</text:p>
          </table:table-cell>
          <table:table-cell table:style-name="ce9" table:formula="of:=([.P14]*[.N37])/100" office:value-type="float" office:value="6.4316">
            <text:p>6</text:p>
          </table:table-cell>
          <table:table-cell table:number-columns-repeated="100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8])/100" office:value-type="float" office:value="235.52">
            <text:p>23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8]+([.H38]-[.G38])*([.D38]-[.B38])/([.C38]-[.B38])" office:value-type="float" office:value="34.5337243401759">
            <text:p>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.4081">
            <text:p>3,41</text:p>
          </table:table-cell>
          <table:table-cell table:style-name="ce9" table:formula="of:=([.O14]*[.N38])/100" office:value-type="float" office:value="5.11215">
            <text:p>5</text:p>
          </table:table-cell>
          <table:table-cell table:style-name="ce9" table:formula="of:=([.P14]*[.N38])/100" office:value-type="float" office:value="6.8162">
            <text:p>7</text:p>
          </table:table-cell>
          <table:table-cell table:number-columns-repeated="100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39])/100" office:value-type="float" office:value="245.76">
            <text:p>24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39]+([.H39]-[.G39])*([.D39]-[.B39])/([.C39]-[.B39])" office:value-type="float" office:value="36.0351906158358">
            <text:p>3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.6101">
            <text:p>3,61</text:p>
          </table:table-cell>
          <table:table-cell table:style-name="ce9" table:formula="of:=([.O14]*[.N39])/100" office:value-type="float" office:value="5.41515">
            <text:p>5</text:p>
          </table:table-cell>
          <table:table-cell table:style-name="ce9" table:formula="of:=([.P14]*[.N39])/100" office:value-type="float" office:value="7.2202">
            <text:p>7</text:p>
          </table:table-cell>
          <table:table-cell table:number-columns-repeated="100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0])/100" office:value-type="float" office:value="256">
            <text:p>25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0]+([.H40]-[.G40])*([.D40]-[.B40])/([.C40]-[.B40])" office:value-type="float" office:value="37.5366568914956">
            <text:p>3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.8223">
            <text:p>3,82</text:p>
          </table:table-cell>
          <table:table-cell table:style-name="ce9" table:formula="of:=([.O14]*[.N40])/100" office:value-type="float" office:value="5.73345">
            <text:p>6</text:p>
          </table:table-cell>
          <table:table-cell table:style-name="ce9" table:formula="of:=([.P14]*[.N40])/100" office:value-type="float" office:value="7.6446">
            <text:p>8</text:p>
          </table:table-cell>
          <table:table-cell table:number-columns-repeated="100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1])/100" office:value-type="float" office:value="266.24">
            <text:p>26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1]+([.H41]-[.G41])*([.D41]-[.B41])/([.C41]-[.B41])" office:value-type="float" office:value="39.0381231671554">
            <text:p>3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.0454">
            <text:p>4,05</text:p>
          </table:table-cell>
          <table:table-cell table:style-name="ce9" table:formula="of:=([.O14]*[.N41])/100" office:value-type="float" office:value="6.0681">
            <text:p>6</text:p>
          </table:table-cell>
          <table:table-cell table:style-name="ce9" table:formula="of:=([.P14]*[.N41])/100" office:value-type="float" office:value="8.0908">
            <text:p>8</text:p>
          </table:table-cell>
          <table:table-cell table:number-columns-repeated="100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2])/100" office:value-type="float" office:value="276.48">
            <text:p>27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2]+([.H42]-[.G42])*([.D42]-[.B42])/([.C42]-[.B42])" office:value-type="float" office:value="40.5395894428153">
            <text:p>4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.2801">
            <text:p>4,28</text:p>
          </table:table-cell>
          <table:table-cell table:style-name="ce9" table:formula="of:=([.O14]*[.N42])/100" office:value-type="float" office:value="6.42015">
            <text:p>6</text:p>
          </table:table-cell>
          <table:table-cell table:style-name="ce9" table:formula="of:=([.P14]*[.N42])/100" office:value-type="float" office:value="8.5602">
            <text:p>9</text:p>
          </table:table-cell>
          <table:table-cell table:number-columns-repeated="100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3])/100" office:value-type="float" office:value="286.72">
            <text:p>28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3]+([.H43]-[.G43])*([.D43]-[.B43])/([.C43]-[.B43])" office:value-type="float" office:value="42.0410557184751">
            <text:p>4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.5268">
            <text:p>4,53</text:p>
          </table:table-cell>
          <table:table-cell table:style-name="ce9" table:formula="of:=([.O14]*[.N43])/100" office:value-type="float" office:value="6.7902">
            <text:p>7</text:p>
          </table:table-cell>
          <table:table-cell table:style-name="ce9" table:formula="of:=([.P14]*[.N43])/100" office:value-type="float" office:value="9.0536">
            <text:p>9</text:p>
          </table:table-cell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4])/100" office:value-type="float" office:value="296.96">
            <text:p>29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4]+([.H44]-[.G44])*([.D44]-[.B44])/([.C44]-[.B44])" office:value-type="float" office:value="43.5425219941349">
            <text:p>4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.7861">
            <text:p>4,79</text:p>
          </table:table-cell>
          <table:table-cell table:style-name="ce9" table:formula="of:=([.O14]*[.N44])/100" office:value-type="float" office:value="7.17915">
            <text:p>7</text:p>
          </table:table-cell>
          <table:table-cell table:style-name="ce9" table:formula="of:=([.P14]*[.N44])/100" office:value-type="float" office:value="9.5722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5])/100" office:value-type="float" office:value="307.2">
            <text:p>30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5]+([.H45]-[.G45])*([.D45]-[.B45])/([.C45]-[.B45])" office:value-type="float" office:value="45.0439882697947">
            <text:p>4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.0586">
            <text:p>5,06</text:p>
          </table:table-cell>
          <table:table-cell table:style-name="ce9" table:formula="of:=([.O14]*[.N45])/100" office:value-type="float" office:value="7.5879">
            <text:p>8</text:p>
          </table:table-cell>
          <table:table-cell table:style-name="ce9" table:formula="of:=([.P14]*[.N45])/100" office:value-type="float" office:value="10.1172">
            <text:p>10</text:p>
          </table:table-cell>
          <table:table-cell table:number-columns-repeated="100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6])/100" office:value-type="float" office:value="317.44">
            <text:p>31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6]+([.H46]-[.G46])*([.D46]-[.B46])/([.C46]-[.B46])" office:value-type="float" office:value="46.5454545454545">
            <text:p>4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.3445">
            <text:p>5,34</text:p>
          </table:table-cell>
          <table:table-cell table:style-name="ce9" table:formula="of:=([.O14]*[.N46])/100" office:value-type="float" office:value="8.01675">
            <text:p>8</text:p>
          </table:table-cell>
          <table:table-cell table:style-name="ce9" table:formula="of:=([.P14]*[.N46])/100" office:value-type="float" office:value="10.689">
            <text:p>11</text:p>
          </table:table-cell>
          <table:table-cell table:number-columns-repeated="100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7])/100" office:value-type="float" office:value="327.68">
            <text:p>32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7]+([.H47]-[.G47])*([.D47]-[.B47])/([.C47]-[.B47])" office:value-type="float" office:value="48.0469208211144">
            <text:p>4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.6442">
            <text:p>5,64</text:p>
          </table:table-cell>
          <table:table-cell table:style-name="ce9" table:formula="of:=([.O14]*[.N47])/100" office:value-type="float" office:value="8.4663">
            <text:p>8</text:p>
          </table:table-cell>
          <table:table-cell table:style-name="ce9" table:formula="of:=([.P14]*[.N47])/100" office:value-type="float" office:value="11.2884">
            <text:p>11</text:p>
          </table:table-cell>
          <table:table-cell table:number-columns-repeated="100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8])/100" office:value-type="float" office:value="337.92">
            <text:p>33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8]+([.H48]-[.G48])*([.D48]-[.B48])/([.C48]-[.B48])" office:value-type="float" office:value="49.5483870967742">
            <text:p>5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.9582">
            <text:p>5,96</text:p>
          </table:table-cell>
          <table:table-cell table:style-name="ce9" table:formula="of:=([.O14]*[.N48])/100" office:value-type="float" office:value="8.9373">
            <text:p>9</text:p>
          </table:table-cell>
          <table:table-cell table:style-name="ce9" table:formula="of:=([.P14]*[.N48])/100" office:value-type="float" office:value="11.9164">
            <text:p>12</text:p>
          </table:table-cell>
          <table:table-cell table:number-columns-repeated="100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49])/100" office:value-type="float" office:value="348.16">
            <text:p>34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49]+([.H49]-[.G49])*([.D49]-[.B49])/([.C49]-[.B49])" office:value-type="float" office:value="51.049853372434">
            <text:p>5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.2867">
            <text:p>6,29</text:p>
          </table:table-cell>
          <table:table-cell table:style-name="ce9" table:formula="of:=([.O14]*[.N49])/100" office:value-type="float" office:value="9.43005">
            <text:p>9</text:p>
          </table:table-cell>
          <table:table-cell table:style-name="ce9" table:formula="of:=([.P14]*[.N49])/100" office:value-type="float" office:value="12.5734">
            <text:p>13</text:p>
          </table:table-cell>
          <table:table-cell table:number-columns-repeated="100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0])/100" office:value-type="float" office:value="358.4">
            <text:p>35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0]+([.H50]-[.G50])*([.D50]-[.B50])/([.C50]-[.B50])" office:value-type="float" office:value="52.5513196480939">
            <text:p>5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.6299">
            <text:p>6,63</text:p>
          </table:table-cell>
          <table:table-cell table:style-name="ce9" table:formula="of:=([.O14]*[.N50])/100" office:value-type="float" office:value="9.94485">
            <text:p>10</text:p>
          </table:table-cell>
          <table:table-cell table:style-name="ce9" table:formula="of:=([.P14]*[.N50])/100" office:value-type="float" office:value="13.2598">
            <text:p>13</text:p>
          </table:table-cell>
          <table:table-cell table:number-columns-repeated="100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1])/100" office:value-type="float" office:value="368.64">
            <text:p>36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1]+([.H51]-[.G51])*([.D51]-[.B51])/([.C51]-[.B51])" office:value-type="float" office:value="54.0527859237537">
            <text:p>5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.988">
            <text:p>6,99</text:p>
          </table:table-cell>
          <table:table-cell table:style-name="ce9" table:formula="of:=([.O14]*[.N51])/100" office:value-type="float" office:value="10.482">
            <text:p>10</text:p>
          </table:table-cell>
          <table:table-cell table:style-name="ce9" table:formula="of:=([.P14]*[.N51])/100" office:value-type="float" office:value="13.976">
            <text:p>14</text:p>
          </table:table-cell>
          <table:table-cell table:number-columns-repeated="100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2])/100" office:value-type="float" office:value="378.88">
            <text:p>37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2]+([.H52]-[.G52])*([.D52]-[.B52])/([.C52]-[.B52])" office:value-type="float" office:value="55.5542521994135">
            <text:p>5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7.3611">
            <text:p>7,36</text:p>
          </table:table-cell>
          <table:table-cell table:style-name="ce9" table:formula="of:=([.O14]*[.N52])/100" office:value-type="float" office:value="11.04165">
            <text:p>11</text:p>
          </table:table-cell>
          <table:table-cell table:style-name="ce9" table:formula="of:=([.P14]*[.N52])/100" office:value-type="float" office:value="14.7222">
            <text:p>15</text:p>
          </table:table-cell>
          <table:table-cell table:number-columns-repeated="100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3])/100" office:value-type="float" office:value="389.12">
            <text:p>38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3]+([.H53]-[.G53])*([.D53]-[.B53])/([.C53]-[.B53])" office:value-type="float" office:value="57.0557184750733">
            <text:p>5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7.7494">
            <text:p>7,75</text:p>
          </table:table-cell>
          <table:table-cell table:style-name="ce9" table:formula="of:=([.O14]*[.N53])/100" office:value-type="float" office:value="11.6241">
            <text:p>12</text:p>
          </table:table-cell>
          <table:table-cell table:style-name="ce9" table:formula="of:=([.P14]*[.N53])/100" office:value-type="float" office:value="15.4988">
            <text:p>15</text:p>
          </table:table-cell>
          <table:table-cell table:number-columns-repeated="100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4])/100" office:value-type="float" office:value="399.36">
            <text:p>39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4]+([.H54]-[.G54])*([.D54]-[.B54])/([.C54]-[.B54])" office:value-type="float" office:value="58.5571847507331">
            <text:p>5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8.1528">
            <text:p>8,15</text:p>
          </table:table-cell>
          <table:table-cell table:style-name="ce9" table:formula="of:=([.O14]*[.N54])/100" office:value-type="float" office:value="12.2292">
            <text:p>12</text:p>
          </table:table-cell>
          <table:table-cell table:style-name="ce9" table:formula="of:=([.P14]*[.N54])/100" office:value-type="float" office:value="16.3056">
            <text:p>16</text:p>
          </table:table-cell>
          <table:table-cell table:number-columns-repeated="100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5])/100" office:value-type="float" office:value="409.6">
            <text:p>41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5]+([.H55]-[.G55])*([.D55]-[.B55])/([.C55]-[.B55])" office:value-type="float" office:value="60.058651026393">
            <text:p>6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8.5714">
            <text:p>8,57</text:p>
          </table:table-cell>
          <table:table-cell table:style-name="ce9" table:formula="of:=([.O14]*[.N55])/100" office:value-type="float" office:value="12.8571">
            <text:p>13</text:p>
          </table:table-cell>
          <table:table-cell table:style-name="ce9" table:formula="of:=([.P14]*[.N55])/100" office:value-type="float" office:value="17.1428">
            <text:p>17</text:p>
          </table:table-cell>
          <table:table-cell table:number-columns-repeated="100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6])/100" office:value-type="float" office:value="419.84">
            <text:p>42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6]+([.H56]-[.G56])*([.D56]-[.B56])/([.C56]-[.B56])" office:value-type="float" office:value="61.5601173020528">
            <text:p>6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9.0052">
            <text:p>9,01</text:p>
          </table:table-cell>
          <table:table-cell table:style-name="ce9" table:formula="of:=([.O14]*[.N56])/100" office:value-type="float" office:value="13.5078">
            <text:p>14</text:p>
          </table:table-cell>
          <table:table-cell table:style-name="ce9" table:formula="of:=([.P14]*[.N56])/100" office:value-type="float" office:value="18.0104">
            <text:p>18</text:p>
          </table:table-cell>
          <table:table-cell table:number-columns-repeated="100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7])/100" office:value-type="float" office:value="430.08">
            <text:p>43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7]+([.H57]-[.G57])*([.D57]-[.B57])/([.C57]-[.B57])" office:value-type="float" office:value="63.0615835777126">
            <text:p>6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9.454">
            <text:p>9,45</text:p>
          </table:table-cell>
          <table:table-cell table:style-name="ce9" table:formula="of:=([.O14]*[.N57])/100" office:value-type="float" office:value="14.181">
            <text:p>14</text:p>
          </table:table-cell>
          <table:table-cell table:style-name="ce9" table:formula="of:=([.P14]*[.N57])/100" office:value-type="float" office:value="18.908">
            <text:p>19</text:p>
          </table:table-cell>
          <table:table-cell table:number-columns-repeated="100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8])/100" office:value-type="float" office:value="440.32">
            <text:p>44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8]+([.H58]-[.G58])*([.D58]-[.B58])/([.C58]-[.B58])" office:value-type="float" office:value="64.5630498533724">
            <text:p>6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9.9179">
            <text:p>9,92</text:p>
          </table:table-cell>
          <table:table-cell table:style-name="ce9" table:formula="of:=([.O14]*[.N58])/100" office:value-type="float" office:value="14.87685">
            <text:p>15</text:p>
          </table:table-cell>
          <table:table-cell table:style-name="ce9" table:formula="of:=([.P14]*[.N58])/100" office:value-type="float" office:value="19.8358">
            <text:p>20</text:p>
          </table:table-cell>
          <table:table-cell table:number-columns-repeated="100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59])/100" office:value-type="float" office:value="450.56">
            <text:p>45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59]+([.H59]-[.G59])*([.D59]-[.B59])/([.C59]-[.B59])" office:value-type="float" office:value="66.0645161290323">
            <text:p>6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0.3967">
            <text:p>10,40</text:p>
          </table:table-cell>
          <table:table-cell table:style-name="ce9" table:formula="of:=([.O14]*[.N59])/100" office:value-type="float" office:value="15.59505">
            <text:p>16</text:p>
          </table:table-cell>
          <table:table-cell table:style-name="ce9" table:formula="of:=([.P14]*[.N59])/100" office:value-type="float" office:value="20.7934">
            <text:p>21</text:p>
          </table:table-cell>
          <table:table-cell table:number-columns-repeated="100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0])/100" office:value-type="float" office:value="460.8">
            <text:p>46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0]+([.H60]-[.G60])*([.D60]-[.B60])/([.C60]-[.B60])" office:value-type="float" office:value="67.5659824046921">
            <text:p>6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0.8902">
            <text:p>10,89</text:p>
          </table:table-cell>
          <table:table-cell table:style-name="ce9" table:formula="of:=([.O14]*[.N60])/100" office:value-type="float" office:value="16.3353">
            <text:p>16</text:p>
          </table:table-cell>
          <table:table-cell table:style-name="ce9" table:formula="of:=([.P14]*[.N60])/100" office:value-type="float" office:value="21.7804">
            <text:p>22</text:p>
          </table:table-cell>
          <table:table-cell table:number-columns-repeated="100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1])/100" office:value-type="float" office:value="471.04">
            <text:p>47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1]+([.H61]-[.G61])*([.D61]-[.B61])/([.C61]-[.B61])" office:value-type="float" office:value="69.0674486803519">
            <text:p>6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1.3983">
            <text:p>11,40</text:p>
          </table:table-cell>
          <table:table-cell table:style-name="ce9" table:formula="of:=([.O14]*[.N61])/100" office:value-type="float" office:value="17.09745">
            <text:p>17</text:p>
          </table:table-cell>
          <table:table-cell table:style-name="ce9" table:formula="of:=([.P14]*[.N61])/100" office:value-type="float" office:value="22.7966">
            <text:p>23</text:p>
          </table:table-cell>
          <table:table-cell table:number-columns-repeated="100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2])/100" office:value-type="float" office:value="481.28">
            <text:p>48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2]+([.H62]-[.G62])*([.D62]-[.B62])/([.C62]-[.B62])" office:value-type="float" office:value="70.5689149560117">
            <text:p>7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1.9209">
            <text:p>11,92</text:p>
          </table:table-cell>
          <table:table-cell table:style-name="ce9" table:formula="of:=([.O14]*[.N62])/100" office:value-type="float" office:value="17.88135">
            <text:p>18</text:p>
          </table:table-cell>
          <table:table-cell table:style-name="ce9" table:formula="of:=([.P14]*[.N62])/100" office:value-type="float" office:value="23.8418">
            <text:p>24</text:p>
          </table:table-cell>
          <table:table-cell table:number-columns-repeated="1008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3])/100" office:value-type="float" office:value="491.52">
            <text:p>49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3]+([.H63]-[.G63])*([.D63]-[.B63])/([.C63]-[.B63])" office:value-type="float" office:value="72.0703812316716">
            <text:p>7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2.4579">
            <text:p>12,46</text:p>
          </table:table-cell>
          <table:table-cell table:style-name="ce9" table:formula="of:=([.O14]*[.N63])/100" office:value-type="float" office:value="18.68685">
            <text:p>19</text:p>
          </table:table-cell>
          <table:table-cell table:style-name="ce9" table:formula="of:=([.P14]*[.N63])/100" office:value-type="float" office:value="24.9158">
            <text:p>25</text:p>
          </table:table-cell>
          <table:table-cell table:number-columns-repeated="1008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4])/100" office:value-type="float" office:value="501.76">
            <text:p>50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4]+([.H64]-[.G64])*([.D64]-[.B64])/([.C64]-[.B64])" office:value-type="float" office:value="73.5718475073314">
            <text:p>7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3.009">
            <text:p>13,01</text:p>
          </table:table-cell>
          <table:table-cell table:style-name="ce9" table:formula="of:=([.O14]*[.N64])/100" office:value-type="float" office:value="19.5135">
            <text:p>20</text:p>
          </table:table-cell>
          <table:table-cell table:style-name="ce9" table:formula="of:=([.P14]*[.N64])/100" office:value-type="float" office:value="26.018">
            <text:p>26</text:p>
          </table:table-cell>
          <table:table-cell table:number-columns-repeated="100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5])/100" office:value-type="float" office:value="512">
            <text:p>51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5]+([.H65]-[.G65])*([.D65]-[.B65])/([.C65]-[.B65])" office:value-type="float" office:value="75.0733137829912">
            <text:p>7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3.5742">
            <text:p>13,57</text:p>
          </table:table-cell>
          <table:table-cell table:style-name="ce9" table:formula="of:=([.O14]*[.N65])/100" office:value-type="float" office:value="20.3613">
            <text:p>20</text:p>
          </table:table-cell>
          <table:table-cell table:style-name="ce9" table:formula="of:=([.P14]*[.N65])/100" office:value-type="float" office:value="27.1484">
            <text:p>27</text:p>
          </table:table-cell>
          <table:table-cell table:number-columns-repeated="1008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6])/100" office:value-type="float" office:value="522.24">
            <text:p>52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6]+([.H66]-[.G66])*([.D66]-[.B66])/([.C66]-[.B66])" office:value-type="float" office:value="76.574780058651">
            <text:p>7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4.1533">
            <text:p>14,15</text:p>
          </table:table-cell>
          <table:table-cell table:style-name="ce9" table:formula="of:=([.O14]*[.N66])/100" office:value-type="float" office:value="21.22995">
            <text:p>21</text:p>
          </table:table-cell>
          <table:table-cell table:style-name="ce9" table:formula="of:=([.P14]*[.N66])/100" office:value-type="float" office:value="28.3066">
            <text:p>28</text:p>
          </table:table-cell>
          <table:table-cell table:number-columns-repeated="1008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7])/100" office:value-type="float" office:value="532.48">
            <text:p>53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7]+([.H67]-[.G67])*([.D67]-[.B67])/([.C67]-[.B67])" office:value-type="float" office:value="78.0762463343109">
            <text:p>7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4.7464">
            <text:p>14,75</text:p>
          </table:table-cell>
          <table:table-cell table:style-name="ce9" table:formula="of:=([.O14]*[.N67])/100" office:value-type="float" office:value="22.1196">
            <text:p>22</text:p>
          </table:table-cell>
          <table:table-cell table:style-name="ce9" table:formula="of:=([.P14]*[.N67])/100" office:value-type="float" office:value="29.4928">
            <text:p>29</text:p>
          </table:table-cell>
          <table:table-cell table:number-columns-repeated="1008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8])/100" office:value-type="float" office:value="542.72">
            <text:p>54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8]+([.H68]-[.G68])*([.D68]-[.B68])/([.C68]-[.B68])" office:value-type="float" office:value="79.5777126099707">
            <text:p>8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5.3532">
            <text:p>15,35</text:p>
          </table:table-cell>
          <table:table-cell table:style-name="ce9" table:formula="of:=([.O14]*[.N68])/100" office:value-type="float" office:value="23.0298">
            <text:p>23</text:p>
          </table:table-cell>
          <table:table-cell table:style-name="ce9" table:formula="of:=([.P14]*[.N68])/100" office:value-type="float" office:value="30.7064">
            <text:p>31</text:p>
          </table:table-cell>
          <table:table-cell table:number-columns-repeated="1008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69])/100" office:value-type="float" office:value="552.96">
            <text:p>55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69]+([.H69]-[.G69])*([.D69]-[.B69])/([.C69]-[.B69])" office:value-type="float" office:value="81.0791788856305">
            <text:p>8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5.974">
            <text:p>15,97</text:p>
          </table:table-cell>
          <table:table-cell table:style-name="ce9" table:formula="of:=([.O14]*[.N69])/100" office:value-type="float" office:value="23.961">
            <text:p>24</text:p>
          </table:table-cell>
          <table:table-cell table:style-name="ce9" table:formula="of:=([.P14]*[.N69])/100" office:value-type="float" office:value="31.948">
            <text:p>32</text:p>
          </table:table-cell>
          <table:table-cell table:number-columns-repeated="1008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0])/100" office:value-type="float" office:value="563.2">
            <text:p>56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0]+([.H70]-[.G70])*([.D70]-[.B70])/([.C70]-[.B70])" office:value-type="float" office:value="82.5806451612903">
            <text:p>8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6.6087">
            <text:p>16,61</text:p>
          </table:table-cell>
          <table:table-cell table:style-name="ce9" table:formula="of:=([.O14]*[.N70])/100" office:value-type="float" office:value="24.91305">
            <text:p>25</text:p>
          </table:table-cell>
          <table:table-cell table:style-name="ce9" table:formula="of:=([.P14]*[.N70])/100" office:value-type="float" office:value="33.2174">
            <text:p>33</text:p>
          </table:table-cell>
          <table:table-cell table:number-columns-repeated="1008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1])/100" office:value-type="float" office:value="573.44">
            <text:p>57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1]+([.H71]-[.G71])*([.D71]-[.B71])/([.C71]-[.B71])" office:value-type="float" office:value="84.0821114369502">
            <text:p>8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7.2575">
            <text:p>17,26</text:p>
          </table:table-cell>
          <table:table-cell table:style-name="ce9" table:formula="of:=([.O14]*[.N71])/100" office:value-type="float" office:value="25.88625">
            <text:p>26</text:p>
          </table:table-cell>
          <table:table-cell table:style-name="ce9" table:formula="of:=([.P14]*[.N71])/100" office:value-type="float" office:value="34.515">
            <text:p>35</text:p>
          </table:table-cell>
          <table:table-cell table:number-columns-repeated="1008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2])/100" office:value-type="float" office:value="583.68">
            <text:p>58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2]+([.H72]-[.G72])*([.D72]-[.B72])/([.C72]-[.B72])" office:value-type="float" office:value="85.58357771261">
            <text:p>8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7.9206">
            <text:p>17,92</text:p>
          </table:table-cell>
          <table:table-cell table:style-name="ce9" table:formula="of:=([.O14]*[.N72])/100" office:value-type="float" office:value="26.8809">
            <text:p>27</text:p>
          </table:table-cell>
          <table:table-cell table:style-name="ce9" table:formula="of:=([.P14]*[.N72])/100" office:value-type="float" office:value="35.8412">
            <text:p>36</text:p>
          </table:table-cell>
          <table:table-cell table:number-columns-repeated="100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3])/100" office:value-type="float" office:value="593.92">
            <text:p>59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3]+([.H73]-[.G73])*([.D73]-[.B73])/([.C73]-[.B73])" office:value-type="float" office:value="87.0850439882698">
            <text:p>8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8.5984">
            <text:p>18,60</text:p>
          </table:table-cell>
          <table:table-cell table:style-name="ce9" table:formula="of:=([.O14]*[.N73])/100" office:value-type="float" office:value="27.8976">
            <text:p>28</text:p>
          </table:table-cell>
          <table:table-cell table:style-name="ce9" table:formula="of:=([.P14]*[.N73])/100" office:value-type="float" office:value="37.1968">
            <text:p>37</text:p>
          </table:table-cell>
          <table:table-cell table:number-columns-repeated="1008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4])/100" office:value-type="float" office:value="604.16">
            <text:p>60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4]+([.H74]-[.G74])*([.D74]-[.B74])/([.C74]-[.B74])" office:value-type="float" office:value="88.5865102639296">
            <text:p>8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9.2914">
            <text:p>19,29</text:p>
          </table:table-cell>
          <table:table-cell table:style-name="ce9" table:formula="of:=([.O14]*[.N74])/100" office:value-type="float" office:value="28.9371">
            <text:p>29</text:p>
          </table:table-cell>
          <table:table-cell table:style-name="ce9" table:formula="of:=([.P14]*[.N74])/100" office:value-type="float" office:value="38.5828">
            <text:p>39</text:p>
          </table:table-cell>
          <table:table-cell table:number-columns-repeated="1008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5])/100" office:value-type="float" office:value="614.4">
            <text:p>61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5]+([.H75]-[.G75])*([.D75]-[.B75])/([.C75]-[.B75])" office:value-type="float" office:value="90.0879765395895">
            <text:p>9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0">
            <text:p>20,00</text:p>
          </table:table-cell>
          <table:table-cell table:style-name="ce9" table:formula="of:=([.O14]*[.N75])/100" office:value-type="float" office:value="30">
            <text:p>30</text:p>
          </table:table-cell>
          <table:table-cell table:style-name="ce9" table:formula="of:=([.P14]*[.N75])/100" office:value-type="float" office:value="40">
            <text:p>40</text:p>
          </table:table-cell>
          <table:table-cell table:number-columns-repeated="1008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6])/100" office:value-type="float" office:value="624.64">
            <text:p>62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6]+([.H76]-[.G76])*([.D76]-[.B76])/([.C76]-[.B76])" office:value-type="float" office:value="91.5894428152493">
            <text:p>9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0.725">
            <text:p>20,73</text:p>
          </table:table-cell>
          <table:table-cell table:style-name="ce9" table:formula="of:=([.O14]*[.N76])/100" office:value-type="float" office:value="31.0875">
            <text:p>31</text:p>
          </table:table-cell>
          <table:table-cell table:style-name="ce9" table:formula="of:=([.P14]*[.N76])/100" office:value-type="float" office:value="41.45">
            <text:p>41</text:p>
          </table:table-cell>
          <table:table-cell table:number-columns-repeated="1008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7])/100" office:value-type="float" office:value="634.88">
            <text:p>63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7]+([.H77]-[.G77])*([.D77]-[.B77])/([.C77]-[.B77])" office:value-type="float" office:value="93.0909090909091">
            <text:p>9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1.4671">
            <text:p>21,47</text:p>
          </table:table-cell>
          <table:table-cell table:style-name="ce9" table:formula="of:=([.O14]*[.N77])/100" office:value-type="float" office:value="32.20065">
            <text:p>32</text:p>
          </table:table-cell>
          <table:table-cell table:style-name="ce9" table:formula="of:=([.P14]*[.N77])/100" office:value-type="float" office:value="42.9342">
            <text:p>43</text:p>
          </table:table-cell>
          <table:table-cell table:number-columns-repeated="1008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8])/100" office:value-type="float" office:value="645.12">
            <text:p>64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8]+([.H78]-[.G78])*([.D78]-[.B78])/([.C78]-[.B78])" office:value-type="float" office:value="94.5923753665689">
            <text:p>9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2.2275">
            <text:p>22,23</text:p>
          </table:table-cell>
          <table:table-cell table:style-name="ce9" table:formula="of:=([.O14]*[.N78])/100" office:value-type="float" office:value="33.34125">
            <text:p>33</text:p>
          </table:table-cell>
          <table:table-cell table:style-name="ce9" table:formula="of:=([.P14]*[.N78])/100" office:value-type="float" office:value="44.455">
            <text:p>44</text:p>
          </table:table-cell>
          <table:table-cell table:number-columns-repeated="1008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79])/100" office:value-type="float" office:value="655.36">
            <text:p>655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79]+([.H79]-[.G79])*([.D79]-[.B79])/([.C79]-[.B79])" office:value-type="float" office:value="96.0938416422287">
            <text:p>9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3.0072">
            <text:p>23,01</text:p>
          </table:table-cell>
          <table:table-cell table:style-name="ce9" table:formula="of:=([.O14]*[.N79])/100" office:value-type="float" office:value="34.5108">
            <text:p>35</text:p>
          </table:table-cell>
          <table:table-cell table:style-name="ce9" table:formula="of:=([.P14]*[.N79])/100" office:value-type="float" office:value="46.0144">
            <text:p>46</text:p>
          </table:table-cell>
          <table:table-cell table:number-columns-repeated="1008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0])/100" office:value-type="float" office:value="665.6">
            <text:p>66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0]+([.H80]-[.G80])*([.D80]-[.B80])/([.C80]-[.B80])" office:value-type="float" office:value="97.5953079178886">
            <text:p>9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3.8077">
            <text:p>23,81</text:p>
          </table:table-cell>
          <table:table-cell table:style-name="ce9" table:formula="of:=([.O14]*[.N80])/100" office:value-type="float" office:value="35.71155">
            <text:p>36</text:p>
          </table:table-cell>
          <table:table-cell table:style-name="ce9" table:formula="of:=([.P14]*[.N80])/100" office:value-type="float" office:value="47.6154">
            <text:p>48</text:p>
          </table:table-cell>
          <table:table-cell table:number-columns-repeated="100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1])/100" office:value-type="float" office:value="675.84">
            <text:p>67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1]+([.H81]-[.G81])*([.D81]-[.B81])/([.C81]-[.B81])" office:value-type="float" office:value="99.0967741935484">
            <text:p>9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4.6304">
            <text:p>24,63</text:p>
          </table:table-cell>
          <table:table-cell table:style-name="ce9" table:formula="of:=([.O14]*[.N81])/100" office:value-type="float" office:value="36.9456">
            <text:p>37</text:p>
          </table:table-cell>
          <table:table-cell table:style-name="ce9" table:formula="of:=([.P14]*[.N81])/100" office:value-type="float" office:value="49.2608">
            <text:p>49</text:p>
          </table:table-cell>
          <table:table-cell table:number-columns-repeated="1008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2])/100" office:value-type="float" office:value="686.08">
            <text:p>68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2]+([.H82]-[.G82])*([.D82]-[.B82])/([.C82]-[.B82])" office:value-type="float" office:value="100.598240469208">
            <text:p>10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5.4772">
            <text:p>25,48</text:p>
          </table:table-cell>
          <table:table-cell table:style-name="ce9" table:formula="of:=([.O14]*[.N82])/100" office:value-type="float" office:value="38.2158">
            <text:p>38</text:p>
          </table:table-cell>
          <table:table-cell table:style-name="ce9" table:formula="of:=([.P14]*[.N82])/100" office:value-type="float" office:value="50.9544">
            <text:p>51</text:p>
          </table:table-cell>
          <table:table-cell table:number-columns-repeated="1008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3])/100" office:value-type="float" office:value="696.32">
            <text:p>696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3]+([.H83]-[.G83])*([.D83]-[.B83])/([.C83]-[.B83])" office:value-type="float" office:value="102.099706744868">
            <text:p>10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6.3501">
            <text:p>26,35</text:p>
          </table:table-cell>
          <table:table-cell table:style-name="ce9" table:formula="of:=([.O14]*[.N83])/100" office:value-type="float" office:value="39.52515">
            <text:p>40</text:p>
          </table:table-cell>
          <table:table-cell table:style-name="ce9" table:formula="of:=([.P14]*[.N83])/100" office:value-type="float" office:value="52.7002">
            <text:p>53</text:p>
          </table:table-cell>
          <table:table-cell table:number-columns-repeated="1008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4])/100" office:value-type="float" office:value="706.56">
            <text:p>70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4]+([.H84]-[.G84])*([.D84]-[.B84])/([.C84]-[.B84])" office:value-type="float" office:value="103.601173020528">
            <text:p>10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7.2514">
            <text:p>27,25</text:p>
          </table:table-cell>
          <table:table-cell table:style-name="ce9" table:formula="of:=([.O14]*[.N84])/100" office:value-type="float" office:value="40.8771">
            <text:p>41</text:p>
          </table:table-cell>
          <table:table-cell table:style-name="ce9" table:formula="of:=([.P14]*[.N84])/100" office:value-type="float" office:value="54.5028">
            <text:p>55</text:p>
          </table:table-cell>
          <table:table-cell table:number-columns-repeated="1008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5])/100" office:value-type="float" office:value="716.8">
            <text:p>71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5]+([.H85]-[.G85])*([.D85]-[.B85])/([.C85]-[.B85])" office:value-type="float" office:value="105.102639296188">
            <text:p>10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8.1836">
            <text:p>28,18</text:p>
          </table:table-cell>
          <table:table-cell table:style-name="ce9" table:formula="of:=([.O14]*[.N85])/100" office:value-type="float" office:value="42.2754">
            <text:p>42</text:p>
          </table:table-cell>
          <table:table-cell table:style-name="ce9" table:formula="of:=([.P14]*[.N85])/100" office:value-type="float" office:value="56.3672">
            <text:p>56</text:p>
          </table:table-cell>
          <table:table-cell table:number-columns-repeated="1008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6])/100" office:value-type="float" office:value="727.04">
            <text:p>72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6]+([.H86]-[.G86])*([.D86]-[.B86])/([.C86]-[.B86])" office:value-type="float" office:value="106.604105571848">
            <text:p>10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29.1496">
            <text:p>29,15</text:p>
          </table:table-cell>
          <table:table-cell table:style-name="ce9" table:formula="of:=([.O14]*[.N86])/100" office:value-type="float" office:value="43.7244">
            <text:p>44</text:p>
          </table:table-cell>
          <table:table-cell table:style-name="ce9" table:formula="of:=([.P14]*[.N86])/100" office:value-type="float" office:value="58.2992">
            <text:p>58</text:p>
          </table:table-cell>
          <table:table-cell table:number-columns-repeated="1008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7])/100" office:value-type="float" office:value="737.28">
            <text:p>737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7]+([.H87]-[.G87])*([.D87]-[.B87])/([.C87]-[.B87])" office:value-type="float" office:value="108.105571847507">
            <text:p>10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0.1525">
            <text:p>30,15</text:p>
          </table:table-cell>
          <table:table-cell table:style-name="ce9" table:formula="of:=([.O14]*[.N87])/100" office:value-type="float" office:value="45.22875">
            <text:p>45</text:p>
          </table:table-cell>
          <table:table-cell table:style-name="ce9" table:formula="of:=([.P14]*[.N87])/100" office:value-type="float" office:value="60.305">
            <text:p>60</text:p>
          </table:table-cell>
          <table:table-cell table:number-columns-repeated="1008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8])/100" office:value-type="float" office:value="747.52">
            <text:p>74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8]+([.H88]-[.G88])*([.D88]-[.B88])/([.C88]-[.B88])" office:value-type="float" office:value="109.607038123167">
            <text:p>1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1.1957">
            <text:p>31,20</text:p>
          </table:table-cell>
          <table:table-cell table:style-name="ce9" table:formula="of:=([.O14]*[.N88])/100" office:value-type="float" office:value="46.79355">
            <text:p>47</text:p>
          </table:table-cell>
          <table:table-cell table:style-name="ce9" table:formula="of:=([.P14]*[.N88])/100" office:value-type="float" office:value="62.3914">
            <text:p>62</text:p>
          </table:table-cell>
          <table:table-cell table:number-columns-repeated="1008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89])/100" office:value-type="float" office:value="757.76">
            <text:p>75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89]+([.H89]-[.G89])*([.D89]-[.B89])/([.C89]-[.B89])" office:value-type="float" office:value="111.108504398827">
            <text:p>11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2.2832">
            <text:p>32,28</text:p>
          </table:table-cell>
          <table:table-cell table:style-name="ce9" table:formula="of:=([.O14]*[.N89])/100" office:value-type="float" office:value="48.4248">
            <text:p>48</text:p>
          </table:table-cell>
          <table:table-cell table:style-name="ce9" table:formula="of:=([.P14]*[.N89])/100" office:value-type="float" office:value="64.5664">
            <text:p>65</text:p>
          </table:table-cell>
          <table:table-cell table:number-columns-repeated="1008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0])/100" office:value-type="float" office:value="768">
            <text:p>76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0]+([.H90]-[.G90])*([.D90]-[.B90])/([.C90]-[.B90])" office:value-type="float" office:value="112.609970674487">
            <text:p>11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3.4191">
            <text:p>33,42</text:p>
          </table:table-cell>
          <table:table-cell table:style-name="ce9" table:formula="of:=([.O14]*[.N90])/100" office:value-type="float" office:value="50.12865">
            <text:p>50</text:p>
          </table:table-cell>
          <table:table-cell table:style-name="ce9" table:formula="of:=([.P14]*[.N90])/100" office:value-type="float" office:value="66.8382">
            <text:p>67</text:p>
          </table:table-cell>
          <table:table-cell table:number-columns-repeated="1008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1])/100" office:value-type="float" office:value="778.24">
            <text:p>77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1]+([.H91]-[.G91])*([.D91]-[.B91])/([.C91]-[.B91])" office:value-type="float" office:value="114.111436950147">
            <text:p>11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4.6081">
            <text:p>34,61</text:p>
          </table:table-cell>
          <table:table-cell table:style-name="ce9" table:formula="of:=([.O14]*[.N91])/100" office:value-type="float" office:value="51.91215">
            <text:p>52</text:p>
          </table:table-cell>
          <table:table-cell table:style-name="ce9" table:formula="of:=([.P14]*[.N91])/100" office:value-type="float" office:value="69.2162">
            <text:p>69</text:p>
          </table:table-cell>
          <table:table-cell table:number-columns-repeated="1008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2])/100" office:value-type="float" office:value="788.48">
            <text:p>788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2]+([.H92]-[.G92])*([.D92]-[.B92])/([.C92]-[.B92])" office:value-type="float" office:value="115.612903225806">
            <text:p>1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5.8549">
            <text:p>35,85</text:p>
          </table:table-cell>
          <table:table-cell table:style-name="ce9" table:formula="of:=([.O14]*[.N92])/100" office:value-type="float" office:value="53.78235">
            <text:p>54</text:p>
          </table:table-cell>
          <table:table-cell table:style-name="ce9" table:formula="of:=([.P14]*[.N92])/100" office:value-type="float" office:value="71.7098">
            <text:p>72</text:p>
          </table:table-cell>
          <table:table-cell table:number-columns-repeated="1008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3])/100" office:value-type="float" office:value="798.72">
            <text:p>79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3]+([.H93]-[.G93])*([.D93]-[.B93])/([.C93]-[.B93])" office:value-type="float" office:value="117.114369501466">
            <text:p>11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7.1652">
            <text:p>37,17</text:p>
          </table:table-cell>
          <table:table-cell table:style-name="ce9" table:formula="of:=([.O14]*[.N93])/100" office:value-type="float" office:value="55.7478">
            <text:p>56</text:p>
          </table:table-cell>
          <table:table-cell table:style-name="ce9" table:formula="of:=([.P14]*[.N93])/100" office:value-type="float" office:value="74.3304">
            <text:p>74</text:p>
          </table:table-cell>
          <table:table-cell table:number-columns-repeated="1008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4])/100" office:value-type="float" office:value="808.96">
            <text:p>80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4]+([.H94]-[.G94])*([.D94]-[.B94])/([.C94]-[.B94])" office:value-type="float" office:value="118.615835777126">
            <text:p>11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38.5448">
            <text:p>38,54</text:p>
          </table:table-cell>
          <table:table-cell table:style-name="ce9" table:formula="of:=([.O14]*[.N94])/100" office:value-type="float" office:value="57.8172">
            <text:p>58</text:p>
          </table:table-cell>
          <table:table-cell table:style-name="ce9" table:formula="of:=([.P14]*[.N94])/100" office:value-type="float" office:value="77.0896">
            <text:p>77</text:p>
          </table:table-cell>
          <table:table-cell table:number-columns-repeated="1008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5])/100" office:value-type="float" office:value="819.2">
            <text:p>81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5]+([.H95]-[.G95])*([.D95]-[.B95])/([.C95]-[.B95])" office:value-type="float" office:value="120.117302052786">
            <text:p>12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0">
            <text:p>40,00</text:p>
          </table:table-cell>
          <table:table-cell table:style-name="ce9" table:formula="of:=([.O14]*[.N95])/100" office:value-type="float" office:value="60">
            <text:p>60</text:p>
          </table:table-cell>
          <table:table-cell table:style-name="ce9" table:formula="of:=([.P14]*[.N95])/100" office:value-type="float" office:value="80">
            <text:p>80</text:p>
          </table:table-cell>
          <table:table-cell table:number-columns-repeated="1008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6])/100" office:value-type="float" office:value="829.44">
            <text:p>829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6]+([.H96]-[.G96])*([.D96]-[.B96])/([.C96]-[.B96])" office:value-type="float" office:value="121.618768328446">
            <text:p>12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1.5377">
            <text:p>41,54</text:p>
          </table:table-cell>
          <table:table-cell table:style-name="ce9" table:formula="of:=([.O14]*[.N96])/100" office:value-type="float" office:value="62.30655">
            <text:p>62</text:p>
          </table:table-cell>
          <table:table-cell table:style-name="ce9" table:formula="of:=([.P14]*[.N96])/100" office:value-type="float" office:value="83.0754">
            <text:p>83</text:p>
          </table:table-cell>
          <table:table-cell table:number-columns-repeated="1008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7])/100" office:value-type="float" office:value="839.68">
            <text:p>84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7]+([.H97]-[.G97])*([.D97]-[.B97])/([.C97]-[.B97])" office:value-type="float" office:value="123.120234604106">
            <text:p>1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3.1651">
            <text:p>43,17</text:p>
          </table:table-cell>
          <table:table-cell table:style-name="ce9" table:formula="of:=([.O14]*[.N97])/100" office:value-type="float" office:value="64.74765">
            <text:p>65</text:p>
          </table:table-cell>
          <table:table-cell table:style-name="ce9" table:formula="of:=([.P14]*[.N97])/100" office:value-type="float" office:value="86.3302">
            <text:p>86</text:p>
          </table:table-cell>
          <table:table-cell table:number-columns-repeated="1008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8])/100" office:value-type="float" office:value="849.92">
            <text:p>85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8]+([.H98]-[.G98])*([.D98]-[.B98])/([.C98]-[.B98])" office:value-type="float" office:value="124.621700879765">
            <text:p>1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4.8904">
            <text:p>44,89</text:p>
          </table:table-cell>
          <table:table-cell table:style-name="ce9" table:formula="of:=([.O14]*[.N98])/100" office:value-type="float" office:value="67.3356">
            <text:p>67</text:p>
          </table:table-cell>
          <table:table-cell table:style-name="ce9" table:formula="of:=([.P14]*[.N98])/100" office:value-type="float" office:value="89.7808">
            <text:p>90</text:p>
          </table:table-cell>
          <table:table-cell table:number-columns-repeated="1008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99])/100" office:value-type="float" office:value="860.16">
            <text:p>86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99]+([.H99]-[.G99])*([.D99]-[.B99])/([.C99]-[.B99])" office:value-type="float" office:value="126.123167155425">
            <text:p>1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6.7218">
            <text:p>46,72</text:p>
          </table:table-cell>
          <table:table-cell table:style-name="ce9" table:formula="of:=([.O14]*[.N99])/100" office:value-type="float" office:value="70.0827">
            <text:p>70</text:p>
          </table:table-cell>
          <table:table-cell table:style-name="ce9" table:formula="of:=([.P14]*[.N99])/100" office:value-type="float" office:value="93.4436">
            <text:p>93</text:p>
          </table:table-cell>
          <table:table-cell table:number-columns-repeated="1008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0])/100" office:value-type="float" office:value="870.4">
            <text:p>870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0]+([.H100]-[.G100])*([.D100]-[.B100])/([.C100]-[.B100])" office:value-type="float" office:value="127.624633431085">
            <text:p>1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48.6685">
            <text:p>48,67</text:p>
          </table:table-cell>
          <table:table-cell table:style-name="ce9" table:formula="of:=([.O14]*[.N100])/100" office:value-type="float" office:value="73.00275">
            <text:p>73</text:p>
          </table:table-cell>
          <table:table-cell table:style-name="ce9" table:formula="of:=([.P14]*[.N100])/100" office:value-type="float" office:value="97.337">
            <text:p>97</text:p>
          </table:table-cell>
          <table:table-cell table:number-columns-repeated="1008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1])/100" office:value-type="float" office:value="880.64">
            <text:p>88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1]+([.H101]-[.G101])*([.D101]-[.B101])/([.C101]-[.B101])" office:value-type="float" office:value="129.126099706745">
            <text:p>1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0.7402">
            <text:p>50,74</text:p>
          </table:table-cell>
          <table:table-cell table:style-name="ce9" table:formula="of:=([.O14]*[.N101])/100" office:value-type="float" office:value="76.1103">
            <text:p>76</text:p>
          </table:table-cell>
          <table:table-cell table:style-name="ce9" table:formula="of:=([.P14]*[.N101])/100" office:value-type="float" office:value="101.4804">
            <text:p>101</text:p>
          </table:table-cell>
          <table:table-cell table:number-columns-repeated="1008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2])/100" office:value-type="float" office:value="890.88">
            <text:p>89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2]+([.H102]-[.G102])*([.D102]-[.B102])/([.C102]-[.B102])" office:value-type="float" office:value="130.627565982405">
            <text:p>13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2.9472">
            <text:p>52,95</text:p>
          </table:table-cell>
          <table:table-cell table:style-name="ce9" table:formula="of:=([.O14]*[.N102])/100" office:value-type="float" office:value="79.4208">
            <text:p>79</text:p>
          </table:table-cell>
          <table:table-cell table:style-name="ce9" table:formula="of:=([.P14]*[.N102])/100" office:value-type="float" office:value="105.8944">
            <text:p>106</text:p>
          </table:table-cell>
          <table:table-cell table:number-columns-repeated="100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3])/100" office:value-type="float" office:value="901.12">
            <text:p>90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3]+([.H103]-[.G103])*([.D103]-[.B103])/([.C103]-[.B103])" office:value-type="float" office:value="132.129032258065">
            <text:p>1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5.3006">
            <text:p>55,30</text:p>
          </table:table-cell>
          <table:table-cell table:style-name="ce9" table:formula="of:=([.O14]*[.N103])/100" office:value-type="float" office:value="82.9509">
            <text:p>83</text:p>
          </table:table-cell>
          <table:table-cell table:style-name="ce9" table:formula="of:=([.P14]*[.N103])/100" office:value-type="float" office:value="110.6012">
            <text:p>111</text:p>
          </table:table-cell>
          <table:table-cell table:number-columns-repeated="100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4])/100" office:value-type="float" office:value="911.36">
            <text:p>911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4]+([.H104]-[.G104])*([.D104]-[.B104])/([.C104]-[.B104])" office:value-type="float" office:value="133.630498533724">
            <text:p>13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57.812">
            <text:p>57,81</text:p>
          </table:table-cell>
          <table:table-cell table:style-name="ce9" table:formula="of:=([.O14]*[.N104])/100" office:value-type="float" office:value="86.718">
            <text:p>87</text:p>
          </table:table-cell>
          <table:table-cell table:style-name="ce9" table:formula="of:=([.P14]*[.N104])/100" office:value-type="float" office:value="115.624">
            <text:p>116</text:p>
          </table:table-cell>
          <table:table-cell table:number-columns-repeated="100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5])/100" office:value-type="float" office:value="921.6">
            <text:p>92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5]+([.H105]-[.G105])*([.D105]-[.B105])/([.C105]-[.B105])" office:value-type="float" office:value="135.131964809384">
            <text:p>1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0.4939">
            <text:p>60,49</text:p>
          </table:table-cell>
          <table:table-cell table:style-name="ce9" table:formula="of:=([.O14]*[.N105])/100" office:value-type="float" office:value="90.74085">
            <text:p>91</text:p>
          </table:table-cell>
          <table:table-cell table:style-name="ce9" table:formula="of:=([.P14]*[.N105])/100" office:value-type="float" office:value="120.9878">
            <text:p>121</text:p>
          </table:table-cell>
          <table:table-cell table:number-columns-repeated="100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6])/100" office:value-type="float" office:value="931.84">
            <text:p>93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6]+([.H106]-[.G106])*([.D106]-[.B106])/([.C106]-[.B106])" office:value-type="float" office:value="136.633431085044">
            <text:p>13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3.3594">
            <text:p>63,36</text:p>
          </table:table-cell>
          <table:table-cell table:style-name="ce9" table:formula="of:=([.O14]*[.N106])/100" office:value-type="float" office:value="95.0391">
            <text:p>95</text:p>
          </table:table-cell>
          <table:table-cell table:style-name="ce9" table:formula="of:=([.P14]*[.N106])/100" office:value-type="float" office:value="126.7188">
            <text:p>127</text:p>
          </table:table-cell>
          <table:table-cell table:number-columns-repeated="100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7])/100" office:value-type="float" office:value="942.08">
            <text:p>94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7]+([.H107]-[.G107])*([.D107]-[.B107])/([.C107]-[.B107])" office:value-type="float" office:value="138.134897360704">
            <text:p>13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6.4225">
            <text:p>66,42</text:p>
          </table:table-cell>
          <table:table-cell table:style-name="ce9" table:formula="of:=([.O14]*[.N107])/100" office:value-type="float" office:value="99.63375">
            <text:p>100</text:p>
          </table:table-cell>
          <table:table-cell table:style-name="ce9" table:formula="of:=([.P14]*[.N107])/100" office:value-type="float" office:value="132.845">
            <text:p>133</text:p>
          </table:table-cell>
          <table:table-cell table:number-columns-repeated="100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8])/100" office:value-type="float" office:value="952.32">
            <text:p>952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8]+([.H108]-[.G108])*([.D108]-[.B108])/([.C108]-[.B108])" office:value-type="float" office:value="139.636363636364">
            <text:p>14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69.6981">
            <text:p>69,70</text:p>
          </table:table-cell>
          <table:table-cell table:style-name="ce9" table:formula="of:=([.O14]*[.N108])/100" office:value-type="float" office:value="104.54715">
            <text:p>105</text:p>
          </table:table-cell>
          <table:table-cell table:style-name="ce9" table:formula="of:=([.P14]*[.N108])/100" office:value-type="float" office:value="139.3962">
            <text:p>139</text:p>
          </table:table-cell>
          <table:table-cell table:number-columns-repeated="100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09])/100" office:value-type="float" office:value="962.56">
            <text:p>96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09]+([.H109]-[.G109])*([.D109]-[.B109])/([.C109]-[.B109])" office:value-type="float" office:value="141.137829912023">
            <text:p>14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73.2017">
            <text:p>73,20</text:p>
          </table:table-cell>
          <table:table-cell table:style-name="ce9" table:formula="of:=([.O14]*[.N109])/100" office:value-type="float" office:value="109.80255">
            <text:p>110</text:p>
          </table:table-cell>
          <table:table-cell table:style-name="ce9" table:formula="of:=([.P14]*[.N109])/100" office:value-type="float" office:value="146.4034">
            <text:p>146</text:p>
          </table:table-cell>
          <table:table-cell table:number-columns-repeated="1008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10])/100" office:value-type="float" office:value="972.8">
            <text:p>97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10]+([.H110]-[.G110])*([.D110]-[.B110])/([.C110]-[.B110])" office:value-type="float" office:value="142.639296187683">
            <text:p>14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76.9498">
            <text:p>76,95</text:p>
          </table:table-cell>
          <table:table-cell table:style-name="ce9" table:formula="of:=([.O14]*[.N110])/100" office:value-type="float" office:value="115.4247">
            <text:p>115</text:p>
          </table:table-cell>
          <table:table-cell table:style-name="ce9" table:formula="of:=([.P14]*[.N110])/100" office:value-type="float" office:value="153.8996">
            <text:p>154</text:p>
          </table:table-cell>
          <table:table-cell table:number-columns-repeated="1008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11])/100" office:value-type="float" office:value="983.04">
            <text:p>98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11]+([.H111]-[.G111])*([.D111]-[.B111])/([.C111]-[.B111])" office:value-type="float" office:value="144.140762463343">
            <text:p>144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80.9598">
            <text:p>80,96</text:p>
          </table:table-cell>
          <table:table-cell table:style-name="ce9" table:formula="of:=([.O14]*[.N111])/100" office:value-type="float" office:value="121.4397">
            <text:p>121</text:p>
          </table:table-cell>
          <table:table-cell table:style-name="ce9" table:formula="of:=([.P14]*[.N111])/100" office:value-type="float" office:value="161.9196">
            <text:p>162</text:p>
          </table:table-cell>
          <table:table-cell table:number-columns-repeated="100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12])/100" office:value-type="float" office:value="993.28">
            <text:p>99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12]+([.H112]-[.G112])*([.D112]-[.B112])/([.C112]-[.B112])" office:value-type="float" office:value="145.642228739003">
            <text:p>14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85.25">
            <text:p>85,25</text:p>
          </table:table-cell>
          <table:table-cell table:style-name="ce9" table:formula="of:=([.O14]*[.N112])/100" office:value-type="float" office:value="127.875">
            <text:p>128</text:p>
          </table:table-cell>
          <table:table-cell table:style-name="ce9" table:formula="of:=([.P14]*[.N112])/100" office:value-type="float" office:value="170.5">
            <text:p>171</text:p>
          </table:table-cell>
          <table:table-cell table:number-columns-repeated="100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13])/100" office:value-type="float" office:value="1003.52">
            <text:p>100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13]+([.H113]-[.G113])*([.D113]-[.B113])/([.C113]-[.B113])" office:value-type="float" office:value="147.143695014663">
            <text:p>14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89.8398">
            <text:p>89,84</text:p>
          </table:table-cell>
          <table:table-cell table:style-name="ce9" table:formula="of:=([.O14]*[.N113])/100" office:value-type="float" office:value="134.7597">
            <text:p>135</text:p>
          </table:table-cell>
          <table:table-cell table:style-name="ce9" table:formula="of:=([.P14]*[.N113])/100" office:value-type="float" office:value="179.6796">
            <text:p>180</text:p>
          </table:table-cell>
          <table:table-cell table:number-columns-repeated="1008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4*[.A114])/100" office:value-type="float" office:value="1013.76">
            <text:p>1014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14]+([.H114]-[.G114])*([.D114]-[.B114])/([.C114]-[.B114])" office:value-type="float" office:value="148.645161290323">
            <text:p>14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94.7493">
            <text:p>94,75</text:p>
          </table:table-cell>
          <table:table-cell table:style-name="ce9" table:formula="of:=([.O14]*[.N114])/100" office:value-type="float" office:value="142.12395">
            <text:p>142</text:p>
          </table:table-cell>
          <table:table-cell table:style-name="ce9" table:formula="of:=([.P14]*[.N114])/100" office:value-type="float" office:value="189.4986">
            <text:p>189</text:p>
          </table:table-cell>
          <table:table-cell table:number-columns-repeated="1008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23">
            <text:p>1023</text:p>
          </table:table-cell>
          <table:table-cell table:style-name="ce5" table:formula="of:=(1023*[.A115])/100" office:value-type="float" office:value="1023">
            <text:p>1023</text:p>
          </table:table-cell>
          <table:table-cell table:style-name="ce5" table:number-columns-repeated="2"/>
          <table:table-cell table:style-name="ce9" office:value-type="float" office:value="0">
            <text:p>0</text:p>
          </table:table-cell>
          <table:table-cell table:style-name="ce9" office:value-type="float" office:value="150">
            <text:p>150</text:p>
          </table:table-cell>
          <table:table-cell table:style-name="ce5" table:formula="of:=[.G115]+([.H115]-[.G115])*([.D115]-[.B115])/([.C115]-[.B115])" office:value-type="float" office:value="150">
            <text:p>15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0">
            <text:p>200</text:p>
          </table:table-cell>
          <table:table-cell table:style-name="ce5" table:number-columns-repeated="2"/>
          <table:table-cell table:style-name="ce11" office:value-type="float" office:value="100">
            <text:p>100,00</text:p>
          </table:table-cell>
          <table:table-cell table:style-name="ce9" table:formula="of:=([.O14]*[.N115])/100" office:value-type="float" office:value="150">
            <text:p>150</text:p>
          </table:table-cell>
          <table:table-cell table:style-name="ce9" table:formula="of:=([.P14]*[.N115])/100" office:value-type="float" office:value="200">
            <text:p>200</text:p>
          </table:table-cell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.01.2017</text:date>, <text:time>13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2T13:21:12.13</dc:date>
    <meta:editing-duration>PT2H5M6S</meta:editing-duration>
    <meta:editing-cycles>6</meta:editing-cycles>
    <meta:generator>OpenOffice/4.1.1$Win32 OpenOffice.org_project/411m6$Build-9775</meta:generator>
    <meta:document-statistic meta:table-count="1" meta:cell-count="1225" meta:object-count="0"/>
  </office:meta>
</office:document-meta>
</file>